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700000249B42CB8CB.png" manifest:media-type="image/png"/>
  <manifest:file-entry manifest:full-path="Pictures/100000010000015800000132BA9DF94B.png" manifest:media-type="image/png"/>
  <manifest:file-entry manifest:full-path="Pictures/10000001000001D300000132D2E886D8.png" manifest:media-type="image/png"/>
  <manifest:file-entry manifest:full-path="Pictures/1000000100000209000001498742C6FC.png" manifest:media-type="image/png"/>
  <manifest:file-entry manifest:full-path="Pictures/10000001000002030000013211FBC2FF.png" manifest:media-type="image/png"/>
  <manifest:file-entry manifest:full-path="Pictures/10000001000001C20000015EB09834D6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2">
      <style:text-properties officeooo:paragraph-rsid="02194725"/>
    </style:style>
    <style:style style:name="P121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2" style:family="paragraph" style:parent-style-name="Heading_20_4">
      <style:text-properties officeooo:paragraph-rsid="01c0bba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Text_20_body">
      <style:text-properties officeooo:paragraph-rsid="01fb6d52"/>
    </style:style>
    <style:style style:name="P127" style:family="paragraph" style:parent-style-name="Heading_20_4">
      <style:text-properties officeooo:paragraph-rsid="01f1f58c"/>
    </style:style>
    <style:style style:name="P128" style:family="paragraph" style:parent-style-name="Text_20_body">
      <style:text-properties officeooo:paragraph-rsid="01f2db68"/>
    </style:style>
    <style:style style:name="P129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0" style:family="paragraph" style:parent-style-name="Text_20_body">
      <style:text-properties fo:font-weight="normal" style:font-weight-asian="normal" style:font-weight-complex="normal"/>
    </style:style>
    <style:style style:name="P131" style:family="paragraph" style:parent-style-name="Text_20_body">
      <style:text-properties fo:font-weight="bold" officeooo:paragraph-rsid="01f1f58c" style:font-weight-asian="bold" style:font-weight-complex="bold"/>
    </style:style>
    <style:style style:name="P132" style:family="paragraph" style:parent-style-name="Text_20_body">
      <style:text-properties officeooo:rsid="020a854e" officeooo:paragraph-rsid="01f1f58c"/>
    </style:style>
    <style:style style:name="P133" style:family="paragraph" style:parent-style-name="Text_20_body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able_20_Contents">
      <style:text-properties officeooo:paragraph-rsid="01fc3eaf"/>
    </style:style>
    <style:style style:name="P136" style:family="paragraph" style:parent-style-name="Text_20_body">
      <style:text-properties officeooo:paragraph-rsid="02012115"/>
    </style:style>
    <style:style style:name="P137" style:family="paragraph" style:parent-style-name="表格正文">
      <style:text-properties officeooo:paragraph-rsid="02146093"/>
    </style:style>
    <style:style style:name="P138" style:family="paragraph" style:parent-style-name="Text_20_body">
      <style:paragraph-properties fo:text-align="center" style:justify-single-word="false"/>
      <style:text-properties officeooo:paragraph-rsid="0215ec84"/>
    </style:style>
    <style:style style:name="P139" style:family="paragraph" style:parent-style-name="Text_20_body">
      <style:text-properties fo:font-weight="bold" style:font-weight-asian="bold" style:font-weight-complex="bold"/>
    </style:style>
    <style:style style:name="P140" style:family="paragraph" style:parent-style-name="自动编号">
      <style:text-properties officeooo:paragraph-rsid="0209e5f2"/>
    </style:style>
    <style:style style:name="P141" style:family="paragraph" style:parent-style-name="自动编号">
      <style:text-properties fo:font-weight="normal" officeooo:paragraph-rsid="020b1007" style:font-weight-asian="normal" style:font-weight-complex="normal"/>
    </style:style>
    <style:style style:name="P142" style:family="paragraph" style:parent-style-name="自动编号">
      <style:text-properties fo:font-weight="normal" style:font-weight-asian="normal" style:font-weight-complex="normal"/>
    </style:style>
    <style:style style:name="P143" style:family="paragraph" style:parent-style-name="自动编号">
      <style:text-properties fo:font-weight="normal" officeooo:paragraph-rsid="0209e5f2" style:font-weight-asian="normal" style:font-weight-complex="normal"/>
    </style:style>
    <style:style style:name="P144" style:family="paragraph" style:parent-style-name="自动编号">
      <style:text-properties fo:font-weight="normal" officeooo:paragraph-rsid="020961ed" style:font-weight-asian="normal" style:font-weight-complex="normal"/>
    </style:style>
    <style:style style:name="P145" style:family="paragraph" style:parent-style-name="自动编号">
      <style:text-properties fo:font-weight="normal" officeooo:paragraph-rsid="020df39f" style:font-weight-asian="normal" style:font-weight-complex="normal"/>
    </style:style>
    <style:style style:name="P146" style:family="paragraph" style:parent-style-name="自动编号">
      <style:paragraph-properties fo:text-indent="0cm" style:auto-text-indent="false"/>
    </style:style>
    <style:style style:name="P147" style:family="paragraph" style:parent-style-name="Text_20_body">
      <style:text-properties officeooo:paragraph-rsid="020df39f"/>
    </style:style>
    <style:style style:name="P148" style:family="paragraph" style:parent-style-name="Text_20_body">
      <style:text-properties officeooo:paragraph-rsid="0210981a"/>
    </style:style>
    <style:style style:name="P149" style:family="paragraph" style:parent-style-name="自动编号">
      <style:text-properties officeooo:paragraph-rsid="02238788"/>
    </style:style>
    <style:style style:name="P150" style:family="paragraph" style:parent-style-name="Text_20_body">
      <style:text-properties officeooo:paragraph-rsid="02233129"/>
    </style:style>
    <style:style style:name="P151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5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3" style:family="paragraph" style:parent-style-name="Text_20_body">
      <style:text-properties officeooo:rsid="0233cac3" officeooo:paragraph-rsid="02233129"/>
    </style:style>
    <style:style style:name="P154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5" style:family="paragraph" style:parent-style-name="Text_20_body">
      <style:paragraph-properties fo:line-height="120%"/>
      <style:text-properties officeooo:paragraph-rsid="02233129"/>
    </style:style>
    <style:style style:name="P156" style:family="paragraph" style:parent-style-name="Text_20_body">
      <style:text-properties fo:font-weight="bold" officeooo:paragraph-rsid="02233129" style:font-weight-asian="bold" style:font-weight-complex="bold"/>
    </style:style>
    <style:style style:name="P157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158" style:family="paragraph" style:parent-style-name="Text_20_body">
      <style:text-properties officeooo:rsid="022d7a9b" officeooo:paragraph-rsid="02233129"/>
    </style:style>
    <style:style style:name="P159" style:family="paragraph" style:parent-style-name="Table_20_Contents">
      <style:paragraph-properties fo:line-height="120%"/>
      <style:text-properties officeooo:paragraph-rsid="02233129"/>
    </style:style>
    <style:style style:name="P160" style:family="paragraph" style:parent-style-name="Text_20_body">
      <style:paragraph-properties fo:text-indent="0cm" style:auto-text-indent="false"/>
      <style:text-properties officeooo:paragraph-rsid="02233129"/>
    </style:style>
    <style:style style:name="P161" style:family="paragraph" style:parent-style-name="Table_20_Contents">
      <style:text-properties officeooo:paragraph-rsid="02233129"/>
    </style:style>
    <style:style style:name="P162" style:family="paragraph" style:parent-style-name="Table_20_Contents">
      <style:text-properties officeooo:rsid="02378487" officeooo:paragraph-rsid="02233129"/>
    </style:style>
    <style:style style:name="P163" style:family="paragraph" style:parent-style-name="Table_20_Contents">
      <style:text-properties officeooo:rsid="0233cac3" officeooo:paragraph-rsid="02233129"/>
    </style:style>
    <style:style style:name="P164" style:family="paragraph" style:parent-style-name="Heading_20_3">
      <style:text-properties officeooo:paragraph-rsid="022ecbb8"/>
    </style:style>
    <style:style style:name="P165" style:family="paragraph" style:parent-style-name="Heading_20_4">
      <style:text-properties officeooo:paragraph-rsid="022ecbb8"/>
    </style:style>
    <style:style style:name="P166" style:family="paragraph" style:parent-style-name="Text_20_body">
      <style:text-properties officeooo:paragraph-rsid="022ecbb8"/>
    </style:style>
    <style:style style:name="P167" style:family="paragraph" style:parent-style-name="Table_20_Contents">
      <style:text-properties officeooo:paragraph-rsid="022ecbb8"/>
    </style:style>
    <style:style style:name="P168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69" style:family="paragraph" style:parent-style-name="Text_20_body">
      <style:paragraph-properties fo:text-indent="0cm" style:auto-text-indent="false"/>
      <style:text-properties officeooo:paragraph-rsid="022ecbb8"/>
    </style:style>
    <style:style style:name="P170" style:family="paragraph" style:parent-style-name="Text_20_body">
      <style:text-properties fo:font-weight="bold" officeooo:paragraph-rsid="022ecbb8" style:font-weight-asian="bold" style:font-weight-complex="bold"/>
    </style:style>
    <style:style style:name="P171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72" style:family="paragraph" style:parent-style-name="Text_20_body">
      <style:text-properties officeooo:rsid="01fefec8" officeooo:paragraph-rsid="022ecbb8"/>
    </style:style>
    <style:style style:name="P173" style:family="paragraph" style:parent-style-name="Table_20_Contents">
      <style:text-properties officeooo:rsid="01fefec8" officeooo:paragraph-rsid="022ecbb8"/>
    </style:style>
    <style:style style:name="P174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75" style:family="paragraph" style:parent-style-name="Table_20_Contents">
      <style:paragraph-properties fo:text-indent="0cm" style:auto-text-indent="false"/>
      <style:text-properties officeooo:paragraph-rsid="022ecbb8"/>
    </style:style>
    <style:style style:name="P176" style:family="paragraph" style:parent-style-name="Text_20_body">
      <style:text-properties officeooo:rsid="02096644" officeooo:paragraph-rsid="022ecbb8"/>
    </style:style>
    <style:style style:name="P177" style:family="paragraph" style:parent-style-name="Table_20_Contents">
      <style:text-properties officeooo:rsid="02096644" officeooo:paragraph-rsid="022ecbb8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80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2233129"/>
    </style:style>
    <style:style style:name="T48" style:family="text">
      <style:text-properties officeooo:rsid="01c0bbac"/>
    </style:style>
    <style:style style:name="T49" style:family="text">
      <style:text-properties fo:font-weight="normal" officeooo:rsid="01f1f58c" style:font-weight-asian="normal" style:font-weight-complex="normal"/>
    </style:style>
    <style:style style:name="T50" style:family="text">
      <style:text-properties fo:font-weight="normal" officeooo:rsid="02084b4e" style:font-weight-asian="normal" style:font-weight-complex="normal"/>
    </style:style>
    <style:style style:name="T51" style:family="text">
      <style:text-properties officeooo:rsid="020c621b"/>
    </style:style>
    <style:style style:name="T52" style:family="text">
      <style:text-properties fo:font-weight="normal" officeooo:rsid="020c621b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20a854e"/>
    </style:style>
    <style:style style:name="T55" style:family="text">
      <style:text-properties officeooo:rsid="0209b37a"/>
    </style:style>
    <style:style style:name="T56" style:family="text">
      <style:text-properties fo:font-weight="normal" officeooo:rsid="0209b37a" style:font-weight-asian="normal" style:font-weight-complex="normal"/>
    </style:style>
    <style:style style:name="T57" style:family="text">
      <style:text-properties officeooo:rsid="02012115"/>
    </style:style>
    <style:style style:name="T58" style:family="text">
      <style:text-properties fo:font-weight="normal" officeooo:rsid="020a854e" style:font-weight-asian="normal" style:font-weight-complex="normal"/>
    </style:style>
    <style:style style:name="T59" style:family="text">
      <style:text-properties officeooo:rsid="02017439"/>
    </style:style>
    <style:style style:name="T60" style:family="text">
      <style:text-properties officeooo:rsid="0210aa0b"/>
    </style:style>
    <style:style style:name="T61" style:family="text">
      <style:text-properties officeooo:rsid="01db8a9e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fo:font-weight="bold" officeooo:rsid="0215ec84" style:font-weight-asian="bold" style:font-weight-complex="bold"/>
    </style:style>
    <style:style style:name="T64" style:family="text">
      <style:text-properties fo:font-weight="bold" officeooo:rsid="0216e5f4" style:font-weight-asian="bold" style:font-weight-complex="bold"/>
    </style:style>
    <style:style style:name="T65" style:family="text">
      <style:text-properties officeooo:rsid="020b1007"/>
    </style:style>
    <style:style style:name="T66" style:family="text">
      <style:text-properties officeooo:rsid="021f63c6"/>
    </style:style>
    <style:style style:name="T67" style:family="text">
      <style:text-properties officeooo:rsid="020ccdc4"/>
    </style:style>
    <style:style style:name="T68" style:family="text">
      <style:text-properties fo:font-weight="normal" officeooo:rsid="021f63c6" style:font-weight-asian="normal" style:font-weight-complex="normal"/>
    </style:style>
    <style:style style:name="T69" style:family="text">
      <style:text-properties fo:font-weight="normal" officeooo:rsid="020b1007" style:font-weight-asian="normal" style:font-weight-complex="normal"/>
    </style:style>
    <style:style style:name="T70" style:family="text">
      <style:text-properties fo:font-weight="normal" officeooo:rsid="022c278a" style:font-weight-asian="normal" style:font-weight-complex="normal"/>
    </style:style>
    <style:style style:name="T71" style:family="text">
      <style:text-properties fo:font-weight="bold" officeooo:rsid="020ccdc4" style:font-weight-asian="bold" style:font-weight-complex="bold"/>
    </style:style>
    <style:style style:name="T72" style:family="text">
      <style:text-properties fo:font-weight="normal" officeooo:rsid="02238788" style:font-weight-asian="normal" style:font-weight-complex="normal"/>
    </style:style>
    <style:style style:name="T73" style:family="text">
      <style:text-properties fo:font-weight="bold" officeooo:rsid="024943e7" style:font-weight-asian="bold" style:font-weight-complex="bold"/>
    </style:style>
    <style:style style:name="T74" style:family="text">
      <style:text-properties fo:font-weight="bold" officeooo:rsid="022a4fba" style:font-weight-asian="bold" style:font-weight-complex="bold"/>
    </style:style>
    <style:style style:name="T75" style:family="text">
      <style:text-properties officeooo:rsid="0233cac3"/>
    </style:style>
    <style:style style:name="T76" style:family="text">
      <style:text-properties officeooo:rsid="022b9c0d"/>
    </style:style>
    <style:style style:name="T77" style:family="text">
      <style:text-properties officeooo:rsid="022e2657"/>
    </style:style>
    <style:style style:name="T78" style:family="text">
      <style:text-properties officeooo:rsid="024c891a"/>
    </style:style>
    <style:style style:name="T79" style:family="text">
      <style:text-properties officeooo:rsid="022cb69c"/>
    </style:style>
    <style:style style:name="T80" style:family="text">
      <style:text-properties officeooo:rsid="024daee2"/>
    </style:style>
    <style:style style:name="T81" style:family="text">
      <style:text-properties officeooo:rsid="0226f3d8"/>
    </style:style>
    <style:style style:name="T82" style:family="text">
      <style:text-properties officeooo:rsid="02257d15"/>
    </style:style>
    <style:style style:name="T83" style:family="text">
      <style:text-properties officeooo:rsid="02378487"/>
    </style:style>
    <style:style style:name="T84" style:family="text">
      <style:text-properties officeooo:rsid="01fb54a9"/>
    </style:style>
    <style:style style:name="T85" style:family="text">
      <style:text-properties fo:font-weight="bold" officeooo:rsid="01fefe13" style:font-weight-asian="bold" style:font-weight-complex="bold"/>
    </style:style>
    <style:style style:name="T86" style:family="text">
      <style:text-properties officeooo:rsid="01fd0c22"/>
    </style:style>
    <style:style style:name="T87" style:family="text">
      <style:text-properties officeooo:rsid="01fefec8"/>
    </style:style>
    <style:style style:name="T88" style:family="text">
      <style:text-properties officeooo:rsid="0201b4f5"/>
    </style:style>
    <style:style style:name="T89" style:family="text">
      <style:text-properties fo:font-weight="bold" officeooo:rsid="01fefec8" style:font-weight-asian="bold" style:font-weight-complex="bold"/>
    </style:style>
    <style:style style:name="T90" style:family="text">
      <style:text-properties officeooo:rsid="0204edbd"/>
    </style:style>
    <style:style style:name="T91" style:family="text">
      <style:text-properties officeooo:rsid="020b3a70"/>
    </style:style>
    <style:style style:name="T92" style:family="text">
      <style:text-properties officeooo:rsid="020eeb20"/>
    </style:style>
    <style:style style:name="T93" style:family="text">
      <style:text-properties officeooo:rsid="02057812"/>
    </style:style>
    <style:style style:name="T94" style:family="text">
      <style:text-properties officeooo:rsid="02007d3c"/>
    </style:style>
    <style:style style:name="T95" style:family="text">
      <style:text-properties officeooo:rsid="02096644"/>
    </style:style>
    <style:style style:name="T96" style:family="text">
      <style:text-properties fo:font-weight="bold" officeooo:rsid="02096644" style:font-weight-asian="bold" style:font-weight-complex="bold"/>
    </style:style>
    <style:style style:name="T97" style:family="text">
      <style:text-properties officeooo:rsid="020c2c39"/>
    </style:style>
    <style:style style:name="T98" style:family="text">
      <style:text-properties officeooo:rsid="020d4444"/>
    </style:style>
    <style:style style:name="T99" style:family="text">
      <style:text-properties fo:font-weight="normal" officeooo:rsid="020d4444" style:font-weight-asian="normal" style:font-weight-complex="normal"/>
    </style:style>
    <style:style style:name="T100" style:family="text">
      <style:text-properties fo:font-weight="normal" officeooo:rsid="0210d539" style:font-weight-asian="normal" style:font-weight-complex="normal"/>
    </style:style>
    <style:style style:name="T101" style:family="text">
      <style:text-properties officeooo:rsid="021291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0376124924446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203761249244469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203760977376918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203760977376918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空间</text:span></text:span></text:p>
          </table:table-cell>
          <table:table-cell table:style-name="表格4.B2" office:value-type="string">
            <text:p text:style-name="P66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内容列表</text:span></text:span></text:p>
          </table:table-cell>
          <table:table-cell table:style-name="表格4.B2" office:value-type="string">
            <text:p text:style-name="P66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标签页</text:span></text:span></text:p>
          </table:table-cell>
          <table:table-cell table:style-name="表格4.B2" office:value-type="string">
            <text:p text:style-name="表格正文"><text:span text:style-name="T9">在个人空间主页内，用于对用户数据进行</text:span><text:span text:style-name="Strong_20_Emphasis"><text:span text:style-name="T9">分类组织和导航</text:span></text:span><text:span text:style-name="T9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资料</text:span></text:span></text:p>
          </table:table-cell>
          <table:table-cell table:style-name="表格4.B2" office:value-type="string">
            <text:p text:style-name="表格正文"><text:span text:style-name="T9">指用于</text:span><text:span text:style-name="Strong_20_Emphasis"><text:span text:style-name="T9">描述用户身份和特征的公开信息集合</text:span></text:span><text:span text:style-name="T9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</text:span><text:span text:style-name="T47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0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1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8">3-</text:span><text:span text:style-name="T47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1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5">1.浏览视频</text:p>
      <text:p text:style-name="P126">备选流</text:p>
      <text:p text:style-name="P126">A1.搜索视频</text:p>
      <text:p text:style-name="P126">A2.点赞视频</text:p>
      <text:p text:style-name="P126">A3.收藏视频</text:p>
      <text:p text:style-name="P126">A4.关注其他用户</text:p>
      <text:p text:style-name="P126">A5.评论视频</text:p>
      <text:p text:style-name="P126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7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29">1.加载视频</text:p>
      <text:p text:style-name="P130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{启动用况}</text:p>
      <text:p text:style-name="P124">1.<text:span text:style-name="T9">参与者普通用户</text:span>打开软件，进入浏览视频页，用况开始。</text:p>
      <text:p text:style-name="P131">{加载视频}</text:p>
      <text:p text:style-name="P124">2.系统向推荐算法系统请求<text:span text:style-name="T9">视频</text:span>。</text:p>
      <text:p text:style-name="P131">{观看视频}</text:p>
      <text:p text:style-name="P124"><text:span text:style-name="Strong_20_Emphasis"><text:span text:style-name="T50">3</text:span></text:span><text:span text:style-name="Strong_20_Emphasis"><text:span text:style-name="T9">.系统重复播放</text:span></text:span>视频。<text:line-break/><text:tab/><text:span text:style-name="T51">4.</text:span><text:span text:style-name="T52">普通</text:span><text:span text:style-name="T51">用户观看视频</text:span></text:p>
      <text:p text:style-name="P131">{切换视频}</text:p>
      <text:p text:style-name="P124">4.<text:span text:style-name="T9">普通</text:span>用户选择上下切换视频。</text:p>
      <text:p text:style-name="P132">5.系统记录视频时长。<text:line-break/><text:tab/><text:span text:style-name="T53">{终止用况}</text:span></text:p>
      <text:p text:style-name="P124"><text:span text:style-name="T54">6.</text:span>回到步骤<text:span text:style-name="T55">2，直到</text:span><text:span text:style-name="T56">普通</text:span><text:span text:style-name="T55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3">A<text:span text:style-name="T57">1.</text:span>搜索视频</text:p>
      <text:p text:style-name="P133"><text:soft-page-break/>在<text:span text:style-name="T9">{加载视频}和{</text:span><text:span text:style-name="T58">切换视频</text:span><text:span text:style-name="T9">}</text:span>之间的任何位置，当普通用户选择用关键字搜索视频时，开始执行。</text:p>
      <text:p text:style-name="P133">1.系统显示搜索框。</text:p>
      <text:p text:style-name="P134">2.普通用户输入关键字，并选择搜索。</text:p>
      <text:p text:style-name="P133">3.系统根据关键字检索出对应内容的视频，并将展示<text:span text:style-name="T53">视频搜索列表</text:span><text:span text:style-name="T9">。</text:span></text:p>
      <text:p text:style-name="P134">4.普通用户选择某个视频，进入视频浏览页。</text:p>
      <text:p text:style-name="P133">5.系统播放用户选择的视频。</text:p>
      <text:p text:style-name="P134">6.普通用户选择上下切换视频。</text:p>
      <text:p text:style-name="P133"><text:span text:style-name="T59">7</text:span>.系统根据<text:span text:style-name="T53">视频搜索列表</text:span><text:span text:style-name="T9">中的视频顺序上下切换视频</text:span>。</text:p>
      <text:p text:style-name="P133"><text:span text:style-name="T59">8.重复执行5,6,7步骤，</text:span>直到普通用户选择返回<text:span text:style-name="T53">视频搜索列表</text:span>。</text:p>
      <text:p text:style-name="P133"><text:span text:style-name="T60">9</text:span>.如果普通用户想重新搜索视频，则回到此备选流的步骤<text:span text:style-name="T61">1；</text:span></text:p>
      <text:p text:style-name="P133"><text:span text:style-name="T60">10.</text:span>如果普通用户选择退出搜索视频，则事件流恢复到发生中断的点。</text:p>
      <text:p text:style-name="P135"/>
      <text:p text:style-name="Text_20_body">A2.点赞视频</text:p>
      <text:p text:style-name="P134">在<text:span text:style-name="T9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3">4.用况恢复到中断之前的位置。</text:p>
      <text:p text:style-name="P135"/>
      <text:p text:style-name="Text_20_body">A3.收藏视频</text:p>
      <text:p text:style-name="P136">在{观看视频}处，如果普通用户希望将视频保存至<text:span text:style-name="T53">收藏列表</text:span>，则</text:p>
      <text:p text:style-name="P136">1.普通用户点击收藏按钮。</text:p>
      <text:p text:style-name="P136">2.系统检查普通用户是否已收藏该视频：</text:p>
      <text:p text:style-name="P133"><text:tab/>a.如果未收藏，系统将该视频添加至普通用户的收藏列表，给作者反馈有人收藏视频。</text:p>
      <text:p text:style-name="P133"><text:tab/>b.如果已收藏，系统取消收藏，并从<text:span text:style-name="T53">收藏列表</text:span>中移除该视频。</text:p>
      <text:p text:style-name="P133">3.系统更新界面显示收藏状态。</text:p>
      <text:p text:style-name="P133"><text:soft-page-break/>4.用况恢复到中断之前的位置。</text:p>
      <text:p text:style-name="P135"/>
      <text:p text:style-name="P133">A4.关注其他用户</text:p>
      <text:p text:style-name="P136">在{观看视频}处，如果普通用户希望关注视频发布者，则</text:p>
      <text:p text:style-name="P136">1.普通用户点击关注按钮。</text:p>
      <text:p text:style-name="P133">2.系统检查用户是否已关注该发布者：</text:p>
      <text:p text:style-name="P136"><text:tab/>a.如果未关注，系统将该用户添加至普通用户的<text:span text:style-name="T53">关注列表</text:span>，并通知发布者。</text:p>
      <text:p text:style-name="P133"><text:tab/>b.如果已关注，系统取消关注，并从关注列表中移除该用户。</text:p>
      <text:p text:style-name="P133">3.系统更新界面显示关注状态。</text:p>
      <text:p text:style-name="P133">4.用况恢复到中断之前的位置。</text:p>
      <text:p text:style-name="P135"/>
      <text:p text:style-name="Text_20_body">A5.评论视频</text:p>
      <text:p text:style-name="P136">在{观看视频}处，如果普通用户希望发表评论，则</text:p>
      <text:p text:style-name="P136"><text:span text:style-name="T57">1.</text:span>普通用户点击评论按钮。</text:p>
      <text:p text:style-name="Text_20_body"><text:span text:style-name="T57">2.</text:span>系统显示评论输入框及历史评论列表。</text:p>
      <text:p text:style-name="P136"><text:span text:style-name="T57">3.</text:span>普通用户输入评论内容并提交。</text:p>
      <text:p text:style-name="Text_20_body"><text:span text:style-name="T57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7">5.</text:span>回到步骤2,直到普通用户退出评论区。</text:p>
      <text:p text:style-name="Text_20_body"><text:s/><text:span text:style-name="T57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53">好友列表</text:span>。</text:p>
      <text:p text:style-name="P136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7">在<text:span text:style-name="T62">用况视频社交</text:span>的扩展点<text:span text:style-name="T53">{加载视频}</text:span>和<text:span text:style-name="T53">{切换视频}</text:span><text:span text:style-name="T9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4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3">图3-</text:span><text:span text:style-name="T63">5-</text:span><text:span text:style-name="T64">1</text:span><text:span text:style-name="T63">视频社交扩展用况：聊天</text:span><text:span text:style-name="T53">用况的用况图</text:span></text:p>
      <text:list xml:id="list20376075342767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140552861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203761092404184" text:continue-list="list20376075342767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140552861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39">{显示消息列表}</text:p>
      <text:list text:continue-numbering="true" text:style-name="Numbering_20_123">
        <text:list-item>
          <text:p text:style-name="P140">系统显示<text:span text:style-name="T53">消息列表</text:span><text:span text:style-name="T9">。</text:span></text:p>
        </text:list-item>
      </text:list>
      <text:p text:style-name="P139">{选择发送对象}</text:p>
      <text:list text:continue-numbering="true" text:style-name="Numbering_20_123">
        <text:list-item>
          <text:p text:style-name="P141">普通用户:</text:p>
        </text:list-item>
      </text:list>
      <text:p text:style-name="Text_20_body"><text:span text:style-name="T65"><text:tab/>a.</text:span>选择要回复的普通用户，执行步骤<text:span text:style-name="T66">5</text:span><text:span text:style-name="T67">。</text:span></text:p>
      <text:p text:style-name="Text_20_body"><text:tab/>b.选择退出消息列表，聊天用况终止，恢复到中断之前的位置。</text:p>
      <text:p text:style-name="P139">{显示聊天信息}</text:p>
      <text:list text:continue-numbering="true" text:style-name="Numbering_20_123">
        <text:list-item>
          <text:p text:style-name="P142">系统显示聊天框，历史<text:span text:style-name="T53">消息内容</text:span>。</text:p>
        </text:list-item>
      </text:list>
      <text:p text:style-name="P139"><text:soft-page-break/>{编辑消息}</text:p>
      <text:list text:continue-numbering="true" text:style-name="Numbering_20_123">
        <text:list-item>
          <text:p text:style-name="P143">普通用户选择编辑<text:span text:style-name="T53">消息内容</text:span>选项。</text:p>
        </text:list-item>
        <text:list-item>
          <text:p text:style-name="P144">系统显示<text:span text:style-name="T53">消息内容</text:span>编辑框。</text:p>
        </text:list-item>
        <text:list-item>
          <text:p text:style-name="P143">普通用户输入<text:span text:style-name="T53">消息内容</text:span>。</text:p>
        </text:list-item>
      </text:list>
      <text:p text:style-name="P139">{发送消息}</text:p>
      <text:list xml:id="list203761641804784" text:continue-numbering="true" text:style-name="Numbering_20_123">
        <text:list-item>
          <text:p text:style-name="P143">普通用户选择发送<text:span text:style-name="T53">消息内容</text:span>。</text:p>
        </text:list-item>
        <text:list-item>
          <text:p text:style-name="P145">系统发送<text:span text:style-name="T53">消息内容</text:span>给目标普通用户，并显示在聊天框。</text:p>
        </text:list-item>
        <text:list-item>
          <text:p text:style-name="自动编号"><text:span text:style-name="T9">重复执行</text:span><text:span text:style-name="T68">5</text:span><text:span text:style-name="T69">—</text:span><text:span text:style-name="T70">10</text:span><text:span text:style-name="T69">步骤，直到普通用户选择退出当前聊天，回到步骤</text:span><text:span text:style-name="T68">3</text:span><text:span text:style-name="T69">。</text:span></text:p>
          <text:p text:style-name="P146"><text:span text:style-name="T69"/></text:p>
        </text:list-item>
      </text:list>
      <text:list xml:id="list203760418528707" text:continue-list="list20376109240418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7">A<text:span text:style-name="T67">1 从</text:span><text:span text:style-name="T71">好友列表</text:span><text:span text:style-name="T67">中选择对象</text:span></text:p>
      <text:p text:style-name="P148">在<text:span text:style-name="T53">{选择发送对象}</text:span>处，如果用户希望从好友列表中选择发送对象，则</text:p>
      <text:list text:continue-list="list203761641804784" text:style-name="Numbering_20_123">
        <text:list-item text:start-value="1">
          <text:p text:style-name="自动编号">用户选择展示<text:span text:style-name="T53">好友列表</text:span><text:span text:style-name="T9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49">事件流回到聊天用况的<text:span text:style-name="T53">{显示聊天信息}</text:span><text:span text:style-name="T9">处。</text:span></text:p>
        </text:list-item>
      </text:list>
      <text:list text:continue-list="list203760418528707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2">1.</text:span><text:span text:style-name="T9">系统保存当前聊天进度。</text:span></text:p>
      <text:p text:style-name="Table_20_Contents"><text:span text:style-name="T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0">该用况描述普通用户如何使用“乐拍视界”发布视频。如果普通用户选择发布视频，在<text:span text:style-name="T5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5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pan text:style-name="T53">图</text:span><text:span text:style-name="T73">3-</text:span><text:span text:style-name="T74">5-2</text:span><text:span text:style-name="T73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0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2">{用况启动}</text:p>
      <text:p text:style-name="P153">1.普通用户选择发布视频。</text:p>
      <text:p text:style-name="P154">{拍摄页面}</text:p>
      <text:p text:style-name="P155"><text:span text:style-name="T75">2</text:span>.<text:span text:style-name="T9">系统显示摄像头拍摄的画面，还要显示</text:span>摄像头、音乐、录制时长、麦克风开关和闪光灯开关选项。 </text:p>
      <text:p text:style-name="P156">{视频来源}</text:p>
      <text:p text:style-name="P155"><text:span text:style-name="T75">3</text:span>.普通用户选择视频来源：</text:p>
      <text:p text:style-name="P150"><text:tab/>a.普通用户用系统拍摄，系统启动摄像头开始拍摄。</text:p>
      <text:p text:style-name="P150"><text:tab/>b.普通用户从设备的文件系统上传，系统打开文件系统让用户选择视频，用户选择后，系统加载并显示视频。</text:p>
      <text:p text:style-name="P155"><text:span text:style-name="T75">4</text:span>.普通用户完成视频拍摄或上传后，选择下一步。</text:p>
      <text:p text:style-name="P154">{编辑视频}</text:p>
      <text:p text:style-name="P157"><text:span text:style-name="T75"><text:tab/>5</text:span><text:span text:style-name="T76">.系统</text:span>进入视频编辑页面。</text:p>
      <text:p text:style-name="P157"><text:span text:style-name="T76"><text:tab/></text:span><text:span text:style-name="T75">6</text:span><text:span text:style-name="T76">.普通</text:span>用户在编辑页面，裁剪视频，调整片段顺序，添加字幕，添加特效，替换背景音乐，调节背景音乐音量。</text:p>
      <text:p text:style-name="P150"><text:span text:style-name="T75">7</text:span>.系统实时显示普通用户的所有操作，并提供相应的工具。</text:p>
      <text:p text:style-name="P155"><text:soft-page-break/><text:span text:style-name="T75">8</text:span>.普通用户完成编辑后选择下一步，系统显示发布界面。</text:p>
      <text:p text:style-name="P154">{填写视频信息}</text:p>
      <text:p text:style-name="P155"><text:span text:style-name="T75">9</text:span>.普通用户填写视频的描述、填写视频的类型、填写发布地点、设置封面图片、设置<text:span text:style-name="T53">可见性</text:span>。</text:p>
      <text:p text:style-name="P158"><text:span text:style-name="T75">10</text:span>.系统保存用户的所有设置。</text:p>
      <text:p text:style-name="P154">{发布作品}</text:p>
      <text:p text:style-name="P155"><text:span text:style-name="T77">1</text:span><text:span text:style-name="T75">1</text:span>.普通用户选择发布视频。</text:p>
      <text:p text:style-name="P150"><text:span text:style-name="T78">12.</text:span>系统重复播放视频。</text:p>
      <text:p text:style-name="P156">{上传作品}</text:p>
      <text:p text:style-name="P155"><text:span text:style-name="T79">1</text:span><text:span text:style-name="T78">3.</text:span>系统上传作品，把作品给参与者内容审核员审核。</text:p>
      <text:p text:style-name="P154">{退出播放}</text:p>
      <text:p text:style-name="P155"><text:span text:style-name="T79">1</text:span><text:span text:style-name="T80">4</text:span>.普通用户选择退出播放。</text:p>
      <text:p text:style-name="P156">{用况结束}</text:p>
      <text:p text:style-name="P155"><text:span text:style-name="T77">1</text:span><text:span text:style-name="T80">5</text:span><text:span text:style-name="T77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7"><text:tab/>A<text:span text:style-name="T81">1</text:span>.处理发布中断</text:p>
      <text:p text:style-name="P155">在<text:span text:style-name="T53">{编辑视频}</text:span>和<text:span text:style-name="T53">{发布作品}</text:span>之间的任意位置，当普通用户想中断发布时，则</text:p>
      <text:p text:style-name="P155">1.普通用户选择退出。</text:p>
      <text:p text:style-name="P155"><text:span text:style-name="T82">2</text:span>.用况恢复到发布视频用况的基本流的<text:span text:style-name="T53">{用况结束}</text:span>处。</text:p>
      <text:p text:style-name="P159"/>
      <text:p text:style-name="P160"><text:tab/>A<text:span text:style-name="T75">2.处理发布失败</text:span></text:p>
      <text:p text:style-name="P150">在基本流<text:span text:style-name="T53">{上传作品}</text:span>处，若因为网络问题上传失败，则</text:p>
      <text:p text:style-name="P150">1.系统提示发布失败，请检查网络后重试。</text:p>
      <text:p text:style-name="P150">2.用况恢复发布视频用况的基本流<text:span text:style-name="T53">{发布作品}</text:span>。</text:p>
      <text:p text:style-name="P161"/>
      <text:p text:style-name="P150">A<text:span text:style-name="T83">3.处理拍同款视频</text:span></text:p>
      <text:p text:style-name="P150">在<text:span text:style-name="T53">{用况启动}</text:span>处，如果普通用户在观看视频时选择拍同款视频，则</text:p>
      <text:p text:style-name="P150">1.系统进入拍摄页面，自动配置原视频的音乐、摄像头、拍摄时长，在一个小窗口显示原视频供普通用户模仿。</text:p>
      <text:p text:style-name="P150">2.普通用户开始拍摄。</text:p>
      <text:p text:style-name="P150"><text:soft-page-break/>3.系统根据原视频切换镜头和加入特效。</text:p>
      <text:p text:style-name="P150">4.普通用户拍摄完成，点击下一步。</text:p>
      <text:p text:style-name="P150">5.用况恢复到基本流<text:span text:style-name="T53">{编辑视频}</text:span>处。</text:p>
      <text:p text:style-name="P162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3">1.视频上传到系统上。</text:p>
      <text:p text:style-name="P163"/>
      <text:list text:continue-numbering="true" text:style-name="Outline">
        <text:list-item>
          <text:list>
            <text:list-item>
              <text:list>
                <text:list-item>
                  <text:h text:style-name="P164" text:outline-level="3">用况——<text:span text:style-name="T84">管理个人空间</text:span></text:h>
                  <text:list>
                    <text:list-item>
                      <text:h text:style-name="P165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6">本用况描述了普通用户如何管理其<text:span text:style-name="T53">个人空间</text:span>。用户可在此查看并管理其发布的作品、推荐的视频、收藏以及喜欢的视频、<text:span text:style-name="T53">个人资料</text:span>信息、关注了的普通用户以及粉丝。在<text:span text:style-name="T62">用况视频社交</text:span>的扩展点<text:span text:style-name="T53">{加载视频}</text:span>和<text:span text:style-name="T53">{切换视频}</text:span><text:span text:style-name="T9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7"/>
      <text:p text:style-name="P167"/>
      <text:p text:style-name="P167"/>
      <text:p text:style-name="P167"/>
      <text:p text:style-name="P167"/>
      <text:p text:style-name="P167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68"><text:span text:style-name="T53">图</text:span><text:span text:style-name="T73">3-</text:span><text:span text:style-name="T74">5-</text:span><text:span text:style-name="T85">3管理个人空间</text:span><text:span text:style-name="T73">用况的用况图</text:span>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6">系统能够<text:span text:style-name="T32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<text:span text:style-name="T53">{进入个人空间}</text:span></text:p>
      <text:p text:style-name="P169"><text:tab/><text:span text:style-name="T86">1.</text:span>普通用户点击底部的“我”选项。</text:p>
      <text:p text:style-name="P169"><text:tab/><text:span text:style-name="T86">2.</text:span>系统跳转至用户的<text:span text:style-name="T53">个人空间</text:span>主页。</text:p>
      <text:p text:style-name="P170">{选择管理内容}</text:p>
      <text:p text:style-name="P166"><text:span text:style-name="T87">3.普通</text:span>用户点击选择想要浏览和管理的<text:span text:style-name="T53">标签页</text:span>（“作品”、“推荐”、“收藏”等）<text:span text:style-name="T87">。</text:span></text:p>
      <text:p text:style-name="P166"><text:span text:style-name="T87">4.</text:span>系统加载并显示该<text:span text:style-name="T53">标签页</text:span>下的<text:span text:style-name="T53">内容列表</text:span>（如作品列表、推荐列表、收藏视频列表等）。</text:p>
      <text:p text:style-name="P171"><text:tab/>{浏览内容}</text:p>
      <text:p text:style-name="P166"><text:span text:style-name="T88">5</text:span><text:span text:style-name="T87">.普通用户从</text:span><text:span text:style-name="T89">内容列表</text:span><text:span text:style-name="T87">中</text:span><text:span text:style-name="T89">预览内容</text:span><text:span text:style-name="T87">。</text:span></text:p>
      <text:p text:style-name="P172"><text:span text:style-name="T88">6.</text:span>用户从<text:span text:style-name="T53">内容列表</text:span>中点击任意一个具体的内容项（如一个自己的视频、一个收藏的视频、<text:tab/>一个推荐的视频等）进行浏览。</text:p>
      <text:p text:style-name="P172"><text:span text:style-name="T88">7.</text:span>系统根据内容类型进入相应的浏览界面：</text:p>
      <text:p text:style-name="P172">a.若为视频（来自作品、收藏、喜欢），系统进入视频播放页。</text:p>
      <text:p text:style-name="P166"><text:span text:style-name="T88">b.</text:span><text:span text:style-name="T87">若为</text:span><text:span text:style-name="T89">个人资料</text:span><text:span text:style-name="T87">信息，系统进入该普通用户的</text:span><text:span text:style-name="T89">个人资料</text:span><text:span text:style-name="T87">界面，用户可修改其内容。</text:span></text:p>
      <text:p text:style-name="P173"><text:tab/></text:p>
      <text:p text:style-name="P171"><text:s/><text:tab/>{选择管理操作}</text:p>
      <text:p text:style-name="P169"><text:tab/>用户可执行以下对应的操作之一：</text:p>
      <text:p text:style-name="P169"><text:tab/>a.执行管理作品<text:span text:style-name="T84">——</text:span>A<text:span text:style-name="T90">1</text:span>。</text:p>
      <text:p text:style-name="P169"><text:tab/>b.执行管理收藏的视频<text:span text:style-name="T84">——</text:span>A<text:span text:style-name="T91">2</text:span>。</text:p>
      <text:p text:style-name="P169"><text:tab/><text:span text:style-name="T91">c</text:span>.执行管理喜欢的视频<text:span text:style-name="T84">——</text:span>A<text:span text:style-name="T91">3</text:span>。</text:p>
      <text:p text:style-name="P169"><text:tab/><text:span text:style-name="T91">d</text:span>.执行管理个人主页<text:span text:style-name="T84">——</text:span>A<text:span text:style-name="T91">4</text:span>。</text:p>
      <text:p text:style-name="P174"><text:tab/><text:span text:style-name="T91">e.</text:span>执行管理关注了的普通用户<text:span text:style-name="T84">——A</text:span><text:span text:style-name="T91">5</text:span>。</text:p>
      <text:p text:style-name="P166">f.执行管理粉丝<text:span text:style-name="T84">——A</text:span><text:span text:style-name="T92">6</text:span><text:span text:style-name="T93">。</text:span></text:p>
      <text:p text:style-name="P170">{用况结束}</text:p>
      <text:p text:style-name="P166"><text:span text:style-name="T87">1.普通</text:span>用户退出管理界面并回到步骤<text:span text:style-name="T94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A1.管理作品</text:p>
      <text:p text:style-name="P166">在基<text:span text:style-name="T9">本流{选择管理操作}的a处，当用户选择管理作品时：</text:span></text:p>
      <text:p text:style-name="P169"><text:tab/><text:span text:style-name="T95">1.</text:span>用户选择删除作品。</text:p>
      <text:p text:style-name="P169"><text:soft-page-break/><text:span text:style-name="T95"><text:tab/>2.</text:span>系统要求用户确认删除操作。</text:p>
      <text:p text:style-name="P169"><text:span text:style-name="T95"><text:tab/>3.</text:span>用户确认删除。</text:p>
      <text:p text:style-name="P169"><text:span text:style-name="T95"><text:tab/>4.</text:span>系统将作品从作品列表中移除。</text:p>
      <text:p text:style-name="P169"><text:span text:style-name="T95"><text:tab/>5.</text:span>系统提示"作品已删除"。</text:p>
      <text:p text:style-name="P169"><text:span text:style-name="T95"><text:tab/>6.用况恢复到基本流步骤5处直到普通用户退出该</text:span><text:span text:style-name="T96">内容列表</text:span><text:span text:style-name="T95">。</text:span></text:p>
      <text:p text:style-name="P175"/>
      <text:p text:style-name="P166">A<text:span text:style-name="T97">2</text:span>.管理收藏的视频</text:p>
      <text:p text:style-name="P166">在基本流{选择管理操作}的<text:span text:style-name="T97">b</text:span>处，当用户选择管理收藏的视频时：</text:p>
      <text:p text:style-name="P166"><text:span text:style-name="T97">1.</text:span>用户选择取消收藏指定视频。</text:p>
      <text:p text:style-name="P166"><text:span text:style-name="T97">2.</text:span>系统从收藏列表中移除该视频。</text:p>
      <text:p text:style-name="P166"><text:span text:style-name="T97">3.</text:span>系统提示"已取消收藏"。</text:p>
      <text:p text:style-name="P166"><text:span text:style-name="T97">4.</text:span>系统记录用户行为数据。</text:p>
      <text:p text:style-name="P166"><text:span text:style-name="T97">5.</text:span><text:span text:style-name="T95">用况恢复到基本流步骤。</text:span></text:p>
      <text:p text:style-name="P176"><text:span text:style-name="T97">6.</text:span>用况恢复到基本流步骤5处直到普通用户退出该<text:span text:style-name="T53">内容列表</text:span>。</text:p>
      <text:p text:style-name="P177"/>
      <text:p text:style-name="P166">A<text:span text:style-name="T97">3</text:span>.管理喜欢的视频</text:p>
      <text:p text:style-name="P166">在基本流{选择管理操作}的<text:span text:style-name="T97">c</text:span>处，当用户选择管理喜欢的视频时：</text:p>
      <text:p text:style-name="P166"><text:span text:style-name="T97">1.</text:span>用户选择取消点赞。</text:p>
      <text:p text:style-name="P166"><text:span text:style-name="T97">2.</text:span>系统从喜欢列表中移除该视频。</text:p>
      <text:p text:style-name="P166"><text:span text:style-name="T97">3.</text:span>系统更新视频的点赞计数。</text:p>
      <text:p text:style-name="P166"><text:span text:style-name="T97">4.</text:span>系统记录用户行为数据。</text:p>
      <text:p text:style-name="P166"><text:span text:style-name="T97">5.</text:span>系统提示"已取消喜欢"。</text:p>
      <text:p text:style-name="P166"><text:span text:style-name="T97">6.</text:span><text:span text:style-name="T95">用况恢复到基本流步骤5处直到普通用户退出该</text:span><text:span text:style-name="T96">内容列表</text:span><text:span text:style-name="T95">。</text:span></text:p>
      <text:p text:style-name="P166"><text:tab/></text:p>
      <text:p text:style-name="P166">A<text:span text:style-name="T98">4</text:span>.管理个人主页</text:p>
      <text:p text:style-name="P166">在基本流{选择管理操作}的d处，当用户选择管理个人主页时：</text:p>
      <text:p text:style-name="P166"><text:span text:style-name="T98">1.</text:span>用户提交新的个人资料信息。</text:p>
      <text:p text:style-name="P166"><text:span text:style-name="T98">2.</text:span>系统验证资料格式合法性。</text:p>
      <text:p text:style-name="P166"><text:tab/>a.若验证通过，系统更新个人资料。</text:p>
      <text:p text:style-name="P166"><text:tab/>b.若验证不通过，系统提示相应错误信息。</text:p>
      <text:p text:style-name="P166"><text:soft-page-break/><text:span text:style-name="T98">3.</text:span>系统更新缓存中的用户信息。</text:p>
      <text:p text:style-name="P166"><text:span text:style-name="T98">4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<text:span text:style-name="Strong_20_Emphasis"><text:span text:style-name="T9">A</text:span></text:span><text:span text:style-name="Strong_20_Emphasis"><text:span text:style-name="T99">5.</text:span></text:span><text:span text:style-name="Strong_20_Emphasis"><text:span text:style-name="T9">管理关注了的普通用户</text:span></text:span><text:span text:style-name="T9"><text:line-break/><text:tab/>在基本流{选择管理操作}的e处，当用户选择管理关注时：</text:span></text:p>
      <text:p text:style-name="P166"><text:span text:style-name="T98">1.</text:span>用户选择取消关注特定用户。</text:p>
      <text:p text:style-name="P166"><text:span text:style-name="T98">2.</text:span>系统解除关注关系，更新关注列表。</text:p>
      <text:p text:style-name="P166"><text:span text:style-name="T98">3.</text:span>系统向对方服务器发送关注关系变更通知。</text:p>
      <text:p text:style-name="P166"><text:span text:style-name="T98">4.</text:span>系统更新双方的关注者和粉丝计数。</text:p>
      <text:p text:style-name="P166"><text:span text:style-name="T98">5.</text:span>系统提示"已取消关注"。</text:p>
      <text:p text:style-name="P166"><text:span text:style-name="T98">6.</text:span><text:span text:style-name="T95">用况恢复到基本流步骤5处直到普通用户退出该</text:span><text:span text:style-name="T96">内容列表</text:span><text:span text:style-name="T95">。</text:span></text:p>
      <text:p text:style-name="P175"/>
      <text:p text:style-name="P166"><text:span text:style-name="Strong_20_Emphasis"><text:span text:style-name="T9">A</text:span></text:span><text:span text:style-name="Strong_20_Emphasis"><text:span text:style-name="T100">6</text:span></text:span><text:span text:style-name="Strong_20_Emphasis"><text:span text:style-name="T99">.</text:span></text:span><text:span text:style-name="Strong_20_Emphasis"><text:span text:style-name="T9">管理粉丝</text:span></text:span></text:p>
      <text:p text:style-name="P166">在基本流{选择管理操作}的f处，当用户选择管理粉丝时：</text:p>
      <text:p text:style-name="P166"><text:span text:style-name="T92">1.</text:span>用户选择对特定粉丝执行移除粉丝或加入黑名单操作。</text:p>
      <text:p text:style-name="P166"><text:tab/>a.若选择移除粉丝：</text:p>
      <text:p text:style-name="P166"><text:s text:c="4"/><text:tab/><text:tab/><text:span text:style-name="T92">1.</text:span>系统解除粉丝关系，将该用户从粉丝列表中移除。</text:p>
      <text:p text:style-name="P166"><text:s text:c="4"/><text:tab/><text:tab/><text:span text:style-name="T92">2.</text:span>系统更新用户的粉丝计数。</text:p>
      <text:p text:style-name="P166"><text:tab/>b.若选择加入黑名单：</text:p>
      <text:p text:style-name="P166"><text:s text:c="4"/><text:tab/><text:tab/><text:span text:style-name="T92">1.</text:span>系统将该用户加入黑名单。</text:p>
      <text:p text:style-name="P166"><text:s text:c="4"/><text:tab/><text:tab/><text:span text:style-name="T92">2.</text:span>系统阻止该用户继续关注。</text:p>
      <text:p text:style-name="P166"><text:span text:style-name="T92">2.</text:span>系统要求用户确认操作。</text:p>
      <text:p text:style-name="P166"><text:span text:style-name="T92">3.</text:span>用户确认执行操作。</text:p>
      <text:p text:style-name="P166"><text:span text:style-name="T92">4.</text:span>系统提示"操作成功"。</text:p>
      <text:p text:style-name="P166"><text:span text:style-name="T92">5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A8.在视频播放页内互动</text:p>
      <text:p text:style-name="P166">在基本流步骤7（系统进入视频播放页）后，则启动此备选流。用户可在视频播放页内 <text:s text:c="6"/><text:tab/>循环执行以下任意操作，直到退出播放页：</text:p>
      <text:p text:style-name="P171"><text:tab/>{用户选择互动操作}</text:p>
      <text:p text:style-name="P166"><text:span text:style-name="T101">1.</text:span>用户可执行以下任一操作：</text:p>
      <text:p text:style-name="P169"><text:soft-page-break/><text:tab/><text:tab/> a. 切换视频：在屏幕上向上或向下滑动。</text:p>
      <text:p text:style-name="P166"><text:s text:c="4"/><text:tab/> b. 管理关注：点击关注或取消关注视频发布者。</text:p>
      <text:p text:style-name="P166"><text:s text:c="4"/><text:tab/> c. 管理收藏：点击收藏或取消收藏当前视频。</text:p>
      <text:p text:style-name="P166"><text:s text:c="5"/><text:tab/> d. 管理点赞：点击点赞或取消点赞当前视频。</text:p>
      <text:p text:style-name="P166"><text:s text:c="2"/><text:tab/> e. 评论视频：点击评论按钮，输入并发表评论。</text:p>
      <text:p text:style-name="P166"><text:s text:c="2"/><text:tab/> f. 分享视频：点击分享按钮，选择分享方式与目标。</text:p>
      <text:p text:style-name="P166"><text:s text:c="3"/><text:tab/> g. 退出播放：侧滑或点击返回键，结束此备选流。</text:p>
      <text:p text:style-name="P171"><text:tab/>{系统响应}</text:p>
      <text:p text:style-name="P166"><text:span text:style-name="T101">2.</text:span>系统根据用户的选择执行对应操作并更新界面与数据：</text:p>
      <text:p text:style-name="P169"><text:tab/><text:tab/>若用户选择a（切换视频），系统加载并播放下一个或上一个视频。</text:p>
      <text:p text:style-name="P166"><text:s text:c="4"/>若用户选择b（管理关注），系统建立或解除关注关系，并更新按钮状态。</text:p>
      <text:p text:style-name="P166"><text:s text:c="4"/>若用户选择c（管理收藏），系统添加或移除收藏，并更新状态。</text:p>
      <text:p text:style-name="P166"><text:s text:c="4"/>若用户选择d（管理点赞），系统更新点赞状态及计数。</text:p>
      <text:p text:style-name="P166"><text:s text:c="4"/>若用户选择e（评论视频），系统发布评论并更新评论列表。</text:p>
      <text:p text:style-name="P166"><text:s text:c="4"/>若用户选择f（分享视频），系统调用分享接口完成分享。</text:p>
      <text:p text:style-name="P166"><text:s text:c="4"/>若用户选择g（退出播放），系统退出当前视频播放页，回到基本流的步骤<text:span text:style-name="T101">5</text:span>。</text:p>
      <text:p text:style-name="P170">{循环互动}</text:p>
      <text:p text:style-name="P169"><text:tab/>除非用户选择g（退出播放），否则用例将返回到本备选流的步骤1，用户可以继续执行其他互动操作。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系统保存所有用户对<text:span text:style-name="T53">个人空间</text:span>内容的更改。<text:span text:style-name="T53">个人空间</text:span>主页的显示内容与用户的最新操作保持一致。</text:p>
      <text:p text:style-name="P175"/>
      <text:list text:continue-numbering="true" text:style-name="Outline">
        <text:list-item>
          <text:h text:style-name="P178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><draw:frame draw:style-name="fr7" draw:name="图像7" text:anchor-type="char" svg:width="17cm" svg:height="7.449cm" draw:z-index="7"><draw:image xlink:href="Pictures/100000010000053700000249B42CB8CB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78" text:outline-level="1"><text:bookmark-start text:name="__RefHeading___Toc8573_481696549"/>架构设计<text:bookmark-end text:name="__RefHeading___Toc8573_481696549"/></text:h>
        </text:list-item>
      </text:list>
      <text:h text:style-name="P179" text:outline-level="2"/>
      <text:list text:continue-numbering="true" text:style-name="Outline">
        <text:list-item>
          <text:h text:style-name="P178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80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05T20:37:20.005420381</dc:date>
    <meta:editing-duration>P1DT17H4M19S</meta:editing-duration>
    <meta:editing-cycles>170</meta:editing-cycles>
    <meta:generator>LibreOffice/25.8.1.1$Linux_X86_64 LibreOffice_project/580$Build-1</meta:generator>
    <meta:document-statistic meta:table-count="20" meta:image-count="8" meta:object-count="0" meta:page-count="43" meta:paragraph-count="940" meta:word-count="17028" meta:character-count="19138" meta:non-whitespace-character-count="18518"/>
  </office:meta>
</office:document-meta>
</file>